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75cm" svg:height="6.936cm" svg:x="7.016cm" svg:y="11.62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4T13:38:14.547934744</meta:creation-date>
    <dc:date>2018-05-14T13:38:41.145296862</dc:date>
    <meta:editing-duration>PT26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0" number:min-integer-digits="0" number:decimal-replacement="" number:grouping="true"/>
    </number:number-style>
    <style:style style:name="ch1" style:family="chart">
      <style:graphic-properties draw:stroke="none"/>
    </style:style>
    <style:style style:name="ch2" style:family="chart">
      <style:chart-properties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abel-arrangement="side-by-side" chart:link-data-style-to-source="false" chart:axis-position="0" chart:axis-label-position="outside-start" chart:tick-mark-position="at-labels"/>
      <style:graphic-properties svg:stroke-width="0.02cm" svg:stroke-color="#b3b3b3"/>
      <style:text-properties fo:font-family="'Bitstream Vera Sans'" style:font-style-name="Roman" fo:font-size="9.10000038146973pt" style:font-family-asian="'MS Gothic'" style:font-size-asian="8.10000038146973pt" style:font-size-complex="8.10000038146973pt"/>
    </style:style>
    <style:style style:name="ch4" style:family="chart">
      <style:chart-properties style:rotation-angle="0"/>
      <style:graphic-properties draw:fill-color="#ffffff"/>
      <style:text-properties fo:font-family="'Bitstream Vera Sans'" style:font-style-name="Roman" fo:font-size="9pt" style:font-family-asian="'MS Gothic'" style:font-size-asian="8.69999980926514pt" style:font-size-complex="8.69999980926514pt"/>
    </style:style>
    <style:style style:name="ch5" style:family="chart" style:data-style-name="N121">
      <style:chart-properties chart:display-label="true" chart:tick-marks-major-inner="true" chart:tick-marks-major-outer="true" chart:tick-marks-minor-inner="true" chart:tick-marks-minor-outer="true" chart:logarithmic="false" chart:minimum="100" chart:interval-major="5" chart:interval-minor-divisor="5" chart:reverse-direction="false" text:line-break="false" loext:try-staggering-first="true" chart:label-arrangement="side-by-side" chart:link-data-style-to-source="false" chart:axis-position="start"/>
      <style:graphic-properties svg:stroke-width="0.02cm" svg:stroke-color="#b3b3b3"/>
      <style:text-properties fo:font-family="'Bitstream Vera Sans'" style:font-style-name="Roman" fo:font-size="9.10000038146973pt" style:font-family-asian="'MS Gothic'" style:font-size-asian="8.10000038146973pt" style:font-size-complex="8.10000038146973pt"/>
    </style:style>
    <style:style style:name="ch6" style:family="chart">
      <style:chart-properties style:rotation-angle="90"/>
      <style:graphic-properties draw:fill-color="#ffffff"/>
      <style:text-properties fo:font-family="'Bitstream Vera Sans'" style:font-style-name="Roman" fo:font-size="9pt" style:font-family-asian="'MS Gothic'" style:font-size-asian="8.69999980926514pt" style:font-size-complex="8.69999980926514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/>
      <style:graphic-properties draw:fill-color="#0075ba"/>
      <style:text-properties fo:font-size="6pt" style:font-family-asian="'MS Gothic'" style:font-size-asian="6pt" style:font-size-complex="6pt"/>
    </style:style>
    <style:style style:name="ch9" style:family="chart">
      <style:graphic-properties draw:stroke="solid" svg:stroke-width="0.02cm" svg:stroke-color="#808080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751cm" svg:height="6.937cm" xlink:href="." xlink:type="simple" chart:class="chart:bar" chart:style-name="ch1">
        <chart:plot-area chart:style-name="ch2" chart:data-source-has-labels="both" svg:x="0.831cm" svg:y="0.132cm" svg:width="6.754cm" svg:height="5.963cm">
          <chartooo:coordinate-region svg:x="1.677cm" svg:y="0.321cm" svg:width="5.908cm" svg:height="5.147cm"/>
          <chart:axis chart:dimension="x" chart:name="primary-x" chart:style-name="ch3" chartooo:axis-type="text">
            <chart:title svg:x="2.641cm" svg:y="6.436cm" chart:style-name="ch4">
              <text:p>Pâte de cacao (en kg)</text:p>
            </chart:title>
            <chart:categories table:cell-range-address="local-table.$A$2:.$A$6"/>
          </chart:axis>
          <chart:axis chart:dimension="y" chart:name="primary-y" chart:style-name="ch5">
            <chart:title svg:x="0.163cm" svg:y="4.151cm" chart:style-name="ch6">
              <text:p>Sucre (en kg)</text:p>
            </chart:title>
            <chart:grid chart:style-name="ch7" chart:class="major"/>
            <chart:grid chart:style-name="ch7" chart:class="minor"/>
          </chart:axis>
          <chart:series chart:style-name="ch8" chart:values-cell-range-address="local-table.$B$2:.$B$6" chart:label-cell-address="local-table.$B$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84</text:p>
              </table:table-cell>
            </table:table-row>
          </table:table-header-rows>
          <table:table-rows>
            <table:table-row>
              <table:table-cell office:value-type="string">
                <text:p>38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8">
                <text:p>1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MacOSX_X86_64 LibreOffice_project/64a0f66915f38c6217de274f0aa8e156189247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